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06e4" officeooo:paragraph-rsid="001a06e4"/>
    </style:style>
    <style:style style:name="P2" style:family="paragraph" style:parent-style-name="Standard" style:list-style-name="L1">
      <style:text-properties officeooo:rsid="001a06e4" officeooo:paragraph-rsid="001a06e4"/>
    </style:style>
    <style:style style:name="P3" style:family="paragraph" style:parent-style-name="Standard" style:list-style-name="L1">
      <style:text-properties officeooo:rsid="001a06e4" officeooo:paragraph-rsid="001a42ae"/>
    </style:style>
    <style:style style:name="P4" style:family="paragraph" style:parent-style-name="Standard">
      <style:text-properties officeooo:rsid="001a06e4" officeooo:paragraph-rsid="001a42ae"/>
    </style:style>
    <style:style style:name="P5" style:family="paragraph" style:parent-style-name="Standard">
      <style:text-properties officeooo:rsid="001a42ae" officeooo:paragraph-rsid="001a42ae"/>
    </style:style>
    <style:style style:name="P6" style:family="paragraph" style:parent-style-name="Standard" style:list-style-name="L1">
      <style:paragraph-properties fo:margin-left="0in" fo:margin-right="0in" fo:text-indent="-0.25in" style:auto-text-indent="false"/>
      <style:text-properties officeooo:rsid="001a06e4" officeooo:paragraph-rsid="001a42ae"/>
    </style:style>
    <style:style style:name="T1" style:family="text">
      <style:text-properties officeooo:rsid="001a42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lo Santos Cardoso – 11/0010515</text:p>
      <text:p text:style-name="P1">Luiz Fernando de Andrade Gadelha – 09/0010213</text:p>
      <text:p text:style-name="P1"/>
      <text:p text:style-name="P1">Instruções para compilação do Trabalho de SB</text:p>
      <text:p text:style-name="P1"/>
      <text:p text:style-name="P1"><text:tab/>Mantendo a estrutura do trabalho com o arquivo principal (tradutor.c) em um diretório com os outros arquivos do trabalho na pasta Bibliotecas, basta compilar o arquivo principal. Se tirar arquivos da pasta de bibliotecas, aí não vai compilar.</text:p>
      <text:p text:style-name="P1"><text:tab/><text:span text:style-name="T1">O projeto foi feito no codeblocks no Linux, com funcionamento idêntico no gcc. Não utilizamos nenhuma biblioteca de S.O. então deve rodar no Windows perfeitamente tambem.</text:span></text:p>
      <text:p text:style-name="P1"/>
      <text:p text:style-name="P1"><text:tab/>Os arquivos mais relevantes provavelmente são as bibliotecas (traducaoIA32.h e preproc.h), mas a listagem e especificação dos arquivos está a seguir:</text:p>
      <text:list xml:id="list5663090619198539001" text:style-name="L1">
        <text:list-item>
          <text:p text:style-name="P2">tradutor.c – Arquivo com a função principal e que chama os procedimentos em forma de processos de alto nível</text:p>
        </text:list-item>
        <text:list-item>
          <text:p text:style-name="P2">analise.h – Arquivo com a parte de fazer a análise do código, procurar erros e montar a tabela de rótulos.</text:p>
        </text:list-item>
        <text:list-item>
          <text:p text:style-name="P2">bib.h – Arquivo com as declarações de funções para tirar tudo que for desnecessário do arquivo principal para facilitar a legibilidade</text:p>
        </text:list-item>
        <text:list-item>
          <text:p text:style-name="P2">escrever.asm e ler.asm – Arquivos de teste de entrada e saída de dados. Baseado nesses arquivos foram implementadas as funções LerInteiro e EscreverInteiro.</text:p>
        </text:list-item>
        <text:list-item>
          <text:p text:style-name="P2">misc.h – Arquivo com algumas funções que não se encaixam em nenhuma biblioteca. Funções que fazem conversões de números, validação de dados, operações com arquivos e funções do tipo.</text:p>
        </text:list-item>
        <text:list-item>
          <text:p text:style-name="P3">Parser.h – Funções do parser, <text:span text:style-name="T1">funções relacionadas à separação de um buffer em tokens específicos da linguagem</text:span></text:p>
        </text:list-item>
        <text:list-item>
          <text:p text:style-name="P3"><text:span text:style-name="T1">preproc.h – Esse arquivo tem as funções para interpretar as duas instruções novas, if e define.</text:span></text:p>
        </text:list-item>
        <text:list-item>
          <text:p text:style-name="P3"><text:span text:style-name="T1">Scanner.h – Faz a leitura do arquivo fonte linha por linha</text:span></text:p>
        </text:list-item>
        <text:list-item>
          <text:p text:style-name="P3"><text:span text:style-name="T1">traducaoIA32.h – Faz a conversão de um arquivo em linguagem assembly inventado em um arquivo assembly de verdade e outro com os opcodes, uma versão bem simplificada do código de máquina.</text:span></text:p>
        </text:list-item>
      </text:list>
      <text:p text:style-name="P4"/>
      <text:p text:style-name="P5">Detalhes de implementação</text:p>
      <text:list xml:id="list132915230327427" text:continue-numbering="true" text:style-name="L1">
        <text:list-header>
          <text:p text:style-name="P6"><text:span text:style-name="T1">O arquivoXxc</text:span></text:p>
        </text:list-header>
        <text:list-item>
          <text:p text:style-name="P6"><text:span text:style-name="T1">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13:05:22.589872870</meta:creation-date>
    <dc:date>2015-07-04T13:29:15.050370680</dc:date>
    <meta:editing-duration>PT8M12S</meta:editing-duration>
    <meta:editing-cycles>1</meta:editing-cycles>
    <meta:document-statistic meta:table-count="0" meta:image-count="0" meta:object-count="0" meta:page-count="1" meta:paragraph-count="18" meta:word-count="296" meta:character-count="1871" meta:non-whitespace-character-count="1588"/>
    <meta:generator>LibreOffice/4.2.8.2$Linux_X86_64 LibreOffice_project/420m0$Build-2</meta:generator>
  </office:meta>
</office:document-meta>
</file>